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0a0946" officeooo:paragraph-rsid="00118c27" style:font-size-asian="24pt" style:font-size-complex="24pt"/>
    </style:style>
    <style:style style:name="P2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1fa09" officeooo:paragraph-rsid="00150218" style:font-size-asian="24pt" style:font-size-complex="24pt"/>
    </style:style>
    <style:style style:name="P3" style:family="paragraph" style:parent-style-name="Preformatted_20_Text">
      <style:text-properties fo:font-variant="normal" fo:text-transform="none" fo:color="#212121" loext:opacity="100%" style:font-name="Roboto Mono" fo:font-size="16pt" fo:letter-spacing="normal" fo:font-style="normal" fo:font-weight="normal" officeooo:rsid="00166b60" officeooo:paragraph-rsid="00166b60" style:font-name-asian="Liberation Mono" style:font-size-asian="16pt" style:font-name-complex="Liberation Mono" style:font-size-complex="16pt"/>
    </style:style>
    <style:style style:name="P4" style:family="paragraph" style:parent-style-name="Preformatted_20_Text">
      <style:text-properties officeooo:paragraph-rsid="00118c27"/>
    </style:style>
    <style:style style:name="P5" style:family="paragraph" style:parent-style-name="Preformatted_20_Text">
      <style:text-properties officeooo:paragraph-rsid="000c7965"/>
    </style:style>
    <style:style style:name="P6" style:family="paragraph" style:parent-style-name="Preformatted_20_Text">
      <style:text-properties officeooo:paragraph-rsid="00166b60"/>
    </style:style>
    <style:style style:name="P7" style:family="paragraph" style:parent-style-name="Standard">
      <style:text-properties fo:font-variant="normal" fo:text-transform="none" fo:color="#212121" loext:opacity="100%" style:font-name="Roboto Mono" fo:font-size="24pt" fo:letter-spacing="normal" fo:font-style="normal" fo:font-weight="normal" officeooo:rsid="000a0946" officeooo:paragraph-rsid="000a0946" style:font-name-asian="Liberation Mono" style:font-size-asian="24pt" style:font-name-complex="Liberation Mono" style:font-size-complex="24pt"/>
    </style:style>
    <style:style style:name="P8" style:family="paragraph" style:parent-style-name="Standard">
      <style:text-properties officeooo:paragraph-rsid="000a0946"/>
    </style:style>
    <style:style style:name="P9" style:family="paragraph" style:parent-style-name="Standard">
      <style:text-properties fo:font-size="20pt" officeooo:rsid="001b6698" officeooo:paragraph-rsid="001b6698" style:font-size-asian="20pt" style:font-size-complex="20pt"/>
    </style:style>
    <style:style style:name="P10" style:family="paragraph" style:parent-style-name="Standard">
      <style:text-properties fo:font-size="20pt" officeooo:rsid="001b6698" officeooo:paragraph-rsid="001b6698" style:font-size-asian="20pt" style:font-size-complex="20pt"/>
    </style:style>
    <style:style style:name="P11" style:family="paragraph" style:parent-style-name="Standard">
      <style:text-properties fo:font-size="24pt" officeooo:rsid="001b6698" officeooo:paragraph-rsid="001b6698" fo:background-color="#ffff00" style:font-size-asian="24pt" style:font-size-complex="24pt"/>
    </style:style>
    <style:style style:name="T1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0a0946" style:font-size-asian="24pt" style:font-size-complex="24pt"/>
    </style:style>
    <style:style style:name="T2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66b60" style:font-size-asian="24pt" style:font-size-complex="24pt"/>
    </style:style>
    <style:style style:name="T3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08361" style:font-name-asian="Liberation Mono" style:font-size-asian="24pt" style:font-name-complex="Liberation Mono" style:font-size-complex="24pt"/>
    </style:style>
    <style:style style:name="T4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66b60" style:font-name-asian="Liberation Mono" style:font-size-asian="24pt" style:font-name-complex="Liberation Mono" style:font-size-complex="24pt"/>
    </style:style>
    <style:style style:name="T5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b6698" style:font-name-asian="Liberation Mono" style:font-size-asian="24pt" style:font-name-complex="Liberation Mono" style:font-size-complex="24pt"/>
    </style:style>
    <style:style style:name="T6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0a0946" style:font-size-asian="18pt" style:font-size-complex="18pt"/>
    </style:style>
    <style:style style:name="T7" style:family="text">
      <style:text-properties fo:font-size="36pt" officeooo:rsid="000a0946" style:font-size-asian="36pt" style:font-size-complex="36pt"/>
    </style:style>
    <style:style style:name="T8" style:family="text">
      <style:text-properties fo:font-size="36pt" officeooo:rsid="00166b60" style:font-size-asian="36pt" style:font-size-complex="36pt"/>
    </style:style>
    <style:style style:name="T9" style:family="text">
      <style:text-properties officeooo:rsid="00166b6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8">Seger</text:span><text:span text:style-name="T7"> – </text:span><text:span text:style-name="T8">Old Time Rock &amp; Roll</text:span></text:p>
      <text:p text:style-name="P9"><text:span text:style-name="T9">O</text:span>riginal: F# <text:s text:c="2"/>Us: C</text:p>
      <text:p text:style-name="P11">YAMAHA Transpose: <text:s/>F4 key</text:p>
      <text:p text:style-name="P9"/>
      <text:p text:style-name="P4"><text:span text:style-name="T1">[</text:span><text:span text:style-name="T3">Intro</text:span><text:span text:style-name="T1">] </text:span><text:span text:style-name="T2">Piano solo, 4 bars</text:span></text:p>
      <text:p text:style-name="P2"/>
      <text:p text:style-name="P4"><text:span text:style-name="T1">[Verse] <text:s/></text:span><text:span text:style-name="T6"><text:s/></text:span></text:p>
      <text:p text:style-name="P6"><text:span text:style-name="T5">G</text:span><text:span text:style-name="T4"> | </text:span><text:span text:style-name="T5">G</text:span><text:span text:style-name="T4"> | </text:span><text:span text:style-name="T5">C</text:span><text:span text:style-name="T4"> | </text:span><text:span text:style-name="T5">C</text:span><text:span text:style-name="T4"> | </text:span><text:span text:style-name="T5">D</text:span><text:span text:style-name="T4"> | </text:span><text:span text:style-name="T5">D</text:span><text:span text:style-name="T4"> | </text:span><text:span text:style-name="T5">G</text:span><text:span text:style-name="T4"> | </text:span><text:span text:style-name="T5">G</text:span></text:p>
      <text:p text:style-name="P6"><text:span text:style-name="T5">G</text:span><text:span text:style-name="T4"> | </text:span><text:span text:style-name="T5">G</text:span><text:span text:style-name="T4"> | </text:span><text:span text:style-name="T5">C</text:span><text:span text:style-name="T4"> | </text:span><text:span text:style-name="T5">C</text:span><text:span text:style-name="T4"> | </text:span><text:span text:style-name="T5">D</text:span><text:span text:style-name="T4"> | </text:span><text:span text:style-name="T5">D</text:span><text:span text:style-name="T4"> | </text:span><text:span text:style-name="T5">G</text:span><text:span text:style-name="T4"> | </text:span><text:span text:style-name="T5">D</text:span></text:p>
      <text:p text:style-name="P1"/>
      <text:p text:style-name="P5"><text:span text:style-name="T1">[</text:span><text:span text:style-name="T3">Chorus</text:span><text:span text:style-name="T1">]: </text:span><text:span text:style-name="T2">more Verse</text:span></text:p>
      <text:p text:style-name="P3">Last chorus: vocal &amp; drum only</text:p>
      <text:p text:style-name="P3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2-11T19:04:42.927233371</meta:creation-date>
    <meta:print-date>2023-12-11T19:50:50.455115923</meta:print-date>
    <dc:date>2024-01-13T17:46:56.772760527</dc:date>
    <meta:editing-duration>PT1H31M50S</meta:editing-duration>
    <meta:editing-cycles>16</meta:editing-cycles>
    <meta:generator>LibreOffice/7.0.1.2$MacOSX_X86_64 LibreOffice_project/7cbcfc562f6eb6708b5ff7d7397325de9e764452</meta:generator>
    <meta:document-statistic meta:table-count="0" meta:image-count="0" meta:object-count="0" meta:page-count="1" meta:paragraph-count="9" meta:word-count="59" meta:character-count="217" meta:non-whitespace-character-count="160"/>
  </office:meta>
</office:document-meta>
</file>